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12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6520" calcext:value-type="float">
            <text:p><text:s text:c="3"/>86,520</text:p>
          </table:table-cell>
          <table:table-cell table:style-name="ce25" office:value-type="float" office:value="4082" calcext:value-type="float">
            <text:p><text:s text:c="3"/>4,082</text:p>
          </table:table-cell>
          <table:table-cell table:style-name="ce25" office:value-type="float" office:value="7359" calcext:value-type="float">
            <text:p><text:s text:c="3"/>7,359</text:p>
          </table:table-cell>
          <table:table-cell table:style-name="ce25" office:value-type="float" office:value="6965" calcext:value-type="float">
            <text:p><text:s text:c="3"/>6,965</text:p>
          </table:table-cell>
          <table:table-cell table:style-name="ce25" office:value-type="float" office:value="3102" calcext:value-type="float">
            <text:p><text:s text:c="3"/>3,102</text:p>
          </table:table-cell>
          <table:table-cell table:style-name="ce25" office:value-type="float" office:value="2970" calcext:value-type="float">
            <text:p><text:s text:c="3"/>2,970</text:p>
          </table:table-cell>
          <table:table-cell table:style-name="ce25" office:value-type="float" office:value="1764" calcext:value-type="float">
            <text:p><text:s text:c="3"/>1,764</text:p>
          </table:table-cell>
          <table:table-cell table:style-name="ce25" office:value-type="float" office:value="2742" calcext:value-type="float">
            <text:p><text:s text:c="3"/>2,742</text:p>
          </table:table-cell>
          <table:table-cell table:style-name="ce25" office:value-type="float" office:value="8504" calcext:value-type="float">
            <text:p><text:s text:c="3"/>8,504</text:p>
          </table:table-cell>
          <table:table-cell table:style-name="ce25" office:value-type="float" office:value="444" calcext:value-type="float">
            <text:p><text:s text:c="3"/>444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56" calcext:value-type="float">
            <text:p><text:s text:c="3"/>3,756</text:p>
          </table:table-cell>
          <table:table-cell table:style-name="ce25" office:value-type="float" office:value="42962" calcext:value-type="float">
            <text:p><text:s text:c="3"/>42,962</text:p>
          </table:table-cell>
          <table:table-cell table:style-name="ce25" office:value-type="float" office:value="1857" calcext:value-type="float">
            <text:p><text:s text:c="3"/>1,857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5" office:value-type="float" office:value="84146" calcext:value-type="float">
            <text:p><text:s text:c="3"/>84,146</text:p>
          </table:table-cell>
          <table:table-cell table:style-name="ce25" office:value-type="float" office:value="3518" calcext:value-type="float">
            <text:p><text:s text:c="3"/>3,518</text:p>
          </table:table-cell>
          <table:table-cell table:style-name="ce25" office:value-type="float" office:value="7782" calcext:value-type="float">
            <text:p><text:s text:c="3"/>7,782</text:p>
          </table:table-cell>
          <table:table-cell table:style-name="ce25" office:value-type="float" office:value="4192" calcext:value-type="float">
            <text:p><text:s text:c="3"/>4,192</text:p>
          </table:table-cell>
          <table:table-cell table:style-name="ce25" office:value-type="float" office:value="4508" calcext:value-type="float">
            <text:p><text:s text:c="3"/>4,508</text:p>
          </table:table-cell>
          <table:table-cell table:style-name="ce25" office:value-type="float" office:value="4669" calcext:value-type="float">
            <text:p><text:s text:c="3"/>4,669</text:p>
          </table:table-cell>
          <table:table-cell table:style-name="ce25" office:value-type="float" office:value="2119" calcext:value-type="float">
            <text:p><text:s text:c="3"/>2,119</text:p>
          </table:table-cell>
          <table:table-cell table:style-name="ce25" office:value-type="float" office:value="2815" calcext:value-type="float">
            <text:p><text:s text:c="3"/>2,815</text:p>
          </table:table-cell>
          <table:table-cell table:style-name="ce25" office:value-type="float" office:value="7358" calcext:value-type="float">
            <text:p><text:s text:c="3"/>7,358</text:p>
          </table:table-cell>
          <table:table-cell table:style-name="ce25" office:value-type="float" office:value="407" calcext:value-type="float">
            <text:p><text:s text:c="3"/>407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56" calcext:value-type="float">
            <text:p><text:s text:c="3"/>3,756</text:p>
          </table:table-cell>
          <table:table-cell table:style-name="ce25" office:value-type="float" office:value="42962" calcext:value-type="float">
            <text:p><text:s text:c="3"/>42,962</text:p>
          </table:table-cell>
          <table:table-cell table:style-name="ce25" office:value-type="float" office:value="47" calcext:value-type="float">
            <text:p><text:s text:c="3"/>47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9" office:value-type="float" office:value="2374" calcext:value-type="float">
            <text:p><text:s text:c="3"/>2,37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0151" calcext:value-type="float">
            <text:p><text:s text:c="3"/>40,151</text:p>
          </table:table-cell>
          <table:table-cell table:style-name="ce25" office:value-type="float" office:value="1923" calcext:value-type="float">
            <text:p><text:s text:c="3"/>1,923</text:p>
          </table:table-cell>
          <table:table-cell table:style-name="ce25" office:value-type="float" office:value="3440" calcext:value-type="float">
            <text:p><text:s text:c="3"/>3,440</text:p>
          </table:table-cell>
          <table:table-cell table:style-name="ce25" office:value-type="float" office:value="3382" calcext:value-type="float">
            <text:p><text:s text:c="3"/>3,382</text:p>
          </table:table-cell>
          <table:table-cell table:style-name="ce25" office:value-type="float" office:value="1481" calcext:value-type="float">
            <text:p><text:s text:c="3"/>1,481</text:p>
          </table:table-cell>
          <table:table-cell table:style-name="ce25" office:value-type="float" office:value="1402" calcext:value-type="float">
            <text:p><text:s text:c="3"/>1,402</text:p>
          </table:table-cell>
          <table:table-cell table:style-name="ce25" office:value-type="float" office:value="835" calcext:value-type="float">
            <text:p><text:s text:c="3"/>835</text:p>
          </table:table-cell>
          <table:table-cell table:style-name="ce25" office:value-type="float" office:value="1314" calcext:value-type="float">
            <text:p><text:s text:c="3"/>1,314</text:p>
          </table:table-cell>
          <table:table-cell table:style-name="ce25" office:value-type="float" office:value="3928" calcext:value-type="float">
            <text:p><text:s text:c="3"/>3,928</text:p>
          </table:table-cell>
          <table:table-cell table:style-name="ce25" office:value-type="float" office:value="213" calcext:value-type="float">
            <text:p><text:s text:c="3"/>213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67" calcext:value-type="float">
            <text:p><text:s text:c="3"/>1,767</text:p>
          </table:table-cell>
          <table:table-cell table:style-name="ce25" office:value-type="float" office:value="19766" calcext:value-type="float">
            <text:p><text:s text:c="3"/>19,766</text:p>
          </table:table-cell>
          <table:table-cell table:style-name="ce25" office:value-type="float" office:value="694" calcext:value-type="float">
            <text:p><text:s text:c="3"/>694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9015" calcext:value-type="float">
            <text:p><text:s text:c="3"/>39,015</text:p>
          </table:table-cell>
          <table:table-cell table:style-name="ce25" office:value-type="float" office:value="1454" calcext:value-type="float">
            <text:p><text:s text:c="3"/>1,454</text:p>
          </table:table-cell>
          <table:table-cell table:style-name="ce25" office:value-type="float" office:value="3662" calcext:value-type="float">
            <text:p><text:s text:c="3"/>3,662</text:p>
          </table:table-cell>
          <table:table-cell table:style-name="ce25" office:value-type="float" office:value="1913" calcext:value-type="float">
            <text:p><text:s text:c="3"/>1,913</text:p>
          </table:table-cell>
          <table:table-cell table:style-name="ce25" office:value-type="float" office:value="2095" calcext:value-type="float">
            <text:p><text:s text:c="3"/>2,095</text:p>
          </table:table-cell>
          <table:table-cell table:style-name="ce25" office:value-type="float" office:value="2125" calcext:value-type="float">
            <text:p><text:s text:c="3"/>2,125</text:p>
          </table:table-cell>
          <table:table-cell table:style-name="ce25" office:value-type="float" office:value="1015" calcext:value-type="float">
            <text:p><text:s text:c="3"/>1,015</text:p>
          </table:table-cell>
          <table:table-cell table:style-name="ce25" office:value-type="float" office:value="1275" calcext:value-type="float">
            <text:p><text:s text:c="3"/>1,275</text:p>
          </table:table-cell>
          <table:table-cell table:style-name="ce25" office:value-type="float" office:value="3664" calcext:value-type="float">
            <text:p><text:s text:c="3"/>3,664</text:p>
          </table:table-cell>
          <table:table-cell table:style-name="ce25" office:value-type="float" office:value="246" calcext:value-type="float">
            <text:p><text:s text:c="3"/>246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67" calcext:value-type="float">
            <text:p><text:s text:c="3"/>1,767</text:p>
          </table:table-cell>
          <table:table-cell table:style-name="ce25" office:value-type="float" office:value="19766" calcext:value-type="float">
            <text:p><text:s text:c="3"/>19,766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1136" calcext:value-type="float">
            <text:p><text:s text:c="3"/>1,13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6369" calcext:value-type="float">
            <text:p><text:s text:c="3"/>46,369</text:p>
          </table:table-cell>
          <table:table-cell table:style-name="ce25" office:value-type="float" office:value="2159" calcext:value-type="float">
            <text:p><text:s text:c="3"/>2,159</text:p>
          </table:table-cell>
          <table:table-cell table:style-name="ce25" office:value-type="float" office:value="3919" calcext:value-type="float">
            <text:p><text:s text:c="3"/>3,919</text:p>
          </table:table-cell>
          <table:table-cell table:style-name="ce25" office:value-type="float" office:value="3583" calcext:value-type="float">
            <text:p><text:s text:c="3"/>3,583</text:p>
          </table:table-cell>
          <table:table-cell table:style-name="ce25" office:value-type="float" office:value="1621" calcext:value-type="float">
            <text:p><text:s text:c="3"/>1,621</text:p>
          </table:table-cell>
          <table:table-cell table:style-name="ce25" office:value-type="float" office:value="1568" calcext:value-type="float">
            <text:p><text:s text:c="3"/>1,568</text:p>
          </table:table-cell>
          <table:table-cell table:style-name="ce25" office:value-type="float" office:value="929" calcext:value-type="float">
            <text:p><text:s text:c="3"/>929</text:p>
          </table:table-cell>
          <table:table-cell table:style-name="ce25" office:value-type="float" office:value="1428" calcext:value-type="float">
            <text:p><text:s text:c="3"/>1,428</text:p>
          </table:table-cell>
          <table:table-cell table:style-name="ce25" office:value-type="float" office:value="4576" calcext:value-type="float">
            <text:p><text:s text:c="3"/>4,576</text:p>
          </table:table-cell>
          <table:table-cell table:style-name="ce25" office:value-type="float" office:value="231" calcext:value-type="float">
            <text:p><text:s text:c="3"/>23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89" calcext:value-type="float">
            <text:p><text:s text:c="3"/>1,989</text:p>
          </table:table-cell>
          <table:table-cell table:style-name="ce25" office:value-type="float" office:value="23196" calcext:value-type="float">
            <text:p><text:s text:c="3"/>23,196</text:p>
          </table:table-cell>
          <table:table-cell table:style-name="ce25" office:value-type="float" office:value="1163" calcext:value-type="float">
            <text:p><text:s text:c="3"/>1,163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45131" calcext:value-type="float">
            <text:p><text:s text:c="3"/>45,131</text:p>
          </table:table-cell>
          <table:table-cell table:style-name="ce25" office:value-type="float" office:value="2064" calcext:value-type="float">
            <text:p><text:s text:c="3"/>2,064</text:p>
          </table:table-cell>
          <table:table-cell table:style-name="ce25" office:value-type="float" office:value="4120" calcext:value-type="float">
            <text:p><text:s text:c="3"/>4,120</text:p>
          </table:table-cell>
          <table:table-cell table:style-name="ce25" office:value-type="float" office:value="2279" calcext:value-type="float">
            <text:p><text:s text:c="3"/>2,279</text:p>
          </table:table-cell>
          <table:table-cell table:style-name="ce25" office:value-type="float" office:value="2413" calcext:value-type="float">
            <text:p><text:s text:c="3"/>2,413</text:p>
          </table:table-cell>
          <table:table-cell table:style-name="ce25" office:value-type="float" office:value="2544" calcext:value-type="float">
            <text:p><text:s text:c="3"/>2,544</text:p>
          </table:table-cell>
          <table:table-cell table:style-name="ce25" office:value-type="float" office:value="1104" calcext:value-type="float">
            <text:p><text:s text:c="3"/>1,104</text:p>
          </table:table-cell>
          <table:table-cell table:style-name="ce25" office:value-type="float" office:value="1540" calcext:value-type="float">
            <text:p><text:s text:c="3"/>1,540</text:p>
          </table:table-cell>
          <table:table-cell table:style-name="ce25" office:value-type="float" office:value="3694" calcext:value-type="float">
            <text:p><text:s text:c="3"/>3,694</text:p>
          </table:table-cell>
          <table:table-cell table:style-name="ce25" office:value-type="float" office:value="161" calcext:value-type="float">
            <text:p><text:s text:c="3"/>16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89" calcext:value-type="float">
            <text:p><text:s text:c="3"/>1,989</text:p>
          </table:table-cell>
          <table:table-cell table:style-name="ce25" office:value-type="float" office:value="23196" calcext:value-type="float">
            <text:p><text:s text:c="3"/>23,196</text:p>
          </table:table-cell>
          <table:table-cell table:style-name="ce25" office:value-type="float" office:value="22" calcext:value-type="float">
            <text:p><text:s text:c="3"/>22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4" office:value-type="float" office:value="1238" calcext:value-type="float">
            <text:p><text:s text:c="3"/>1,23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834" calcext:value-type="float">
            <text:p>14,834</text:p>
          </table:table-cell>
          <table:table-cell table:style-name="ce26" office:value-type="float" office:value="911" calcext:value-type="float">
            <text:p>9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40" calcext:value-type="float">
            <text:p>4,240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528" calcext:value-type="float">
            <text:p>1,528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723" calcext:value-type="float">
            <text:p>5,723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907" calcext:value-type="float">
            <text:p>13,907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93" calcext:value-type="float">
            <text:p>2,493</text:p>
          </table:table-cell>
          <table:table-cell table:style-name="ce26" office:value-type="float" office:value="1753" calcext:value-type="float">
            <text:p>1,753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1869" calcext:value-type="float">
            <text:p>1,869</text:p>
          </table:table-cell>
          <table:table-cell table:style-name="ce26" office:value-type="float" office:value="92" calcext:value-type="float">
            <text:p>9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723" calcext:value-type="float">
            <text:p>5,72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927" calcext:value-type="float">
            <text:p>92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797" calcext:value-type="float">
            <text:p>6,797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15" calcext:value-type="float">
            <text:p>2,015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720" calcext:value-type="float">
            <text:p>720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49" calcext:value-type="float">
            <text:p>2,549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332" calcext:value-type="float">
            <text:p>6,332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42" calcext:value-type="float">
            <text:p>1,142</text:p>
          </table:table-cell>
          <table:table-cell table:style-name="ce27" office:value-type="float" office:value="765" calcext:value-type="float">
            <text:p>765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946" calcext:value-type="float">
            <text:p>946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49" calcext:value-type="float">
            <text:p>2,54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465" calcext:value-type="float">
            <text:p>46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037" calcext:value-type="float">
            <text:p>8,037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575" calcext:value-type="float">
            <text:p>7,575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462" calcext:value-type="float">
            <text:p>46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905" calcext:value-type="float">
            <text:p>9,905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2493" calcext:value-type="float">
            <text:p>2,49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793" calcext:value-type="float">
            <text:p>793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20" calcext:value-type="float">
            <text:p>4,120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114" calcext:value-type="float">
            <text:p>12,114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4240" calcext:value-type="float">
            <text:p>4,2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20" calcext:value-type="float">
            <text:p>4,12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2209" calcext:value-type="float">
            <text:p><text:s/>－2,20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91" calcext:value-type="float">
            <text:p>4,491</text:p>
          </table:table-cell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1142" calcext:value-type="float">
            <text:p>1,14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66" calcext:value-type="float">
            <text:p>1,866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666" calcext:value-type="float">
            <text:p>5,666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2015" calcext:value-type="float">
            <text:p>2,01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66" calcext:value-type="float">
            <text:p>1,86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1175" calcext:value-type="float">
            <text:p><text:s/>－1,17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448" calcext:value-type="float">
            <text:p>6,448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1034" calcext:value-type="float">
            <text:p><text:s/>－1,03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396" calcext:value-type="float">
            <text:p>9,396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1753" calcext:value-type="float">
            <text:p>1,753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27" calcext:value-type="float">
            <text:p>4,327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751" calcext:value-type="float">
            <text:p>7,751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025" calcext:value-type="float">
            <text:p>1,025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27" calcext:value-type="float">
            <text:p>4,32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645" calcext:value-type="float">
            <text:p>1,64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93" calcext:value-type="float">
            <text:p>4,393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765" calcext:value-type="float">
            <text:p>765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641" calcext:value-type="float">
            <text:p>641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0" calcext:value-type="float">
            <text:p>2,040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665" calcext:value-type="float">
            <text:p>3,665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0" calcext:value-type="float">
            <text:p>2,04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728" calcext:value-type="float">
            <text:p>72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003" calcext:value-type="float">
            <text:p>5,003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917" calcext:value-type="float">
            <text:p>91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548" calcext:value-type="float">
            <text:p>13,548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748" calcext:value-type="float">
            <text:p>2,748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266" calcext:value-type="float">
            <text:p>8,266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559" calcext:value-type="float">
            <text:p>11,559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636" calcext:value-type="float">
            <text:p>1,636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266" calcext:value-type="float">
            <text:p>8,26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989" calcext:value-type="float">
            <text:p>1,98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188" calcext:value-type="float">
            <text:p>6,188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1226" calcext:value-type="float">
            <text:p>1,226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07" calcext:value-type="float">
            <text:p>3,80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348" calcext:value-type="float">
            <text:p>5,348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789" calcext:value-type="float">
            <text:p>789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07" calcext:value-type="float">
            <text:p>3,80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840" calcext:value-type="float">
            <text:p>84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360" calcext:value-type="float">
            <text:p>7,360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211" calcext:value-type="float">
            <text:p>6,211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149" calcext:value-type="float">
            <text:p>1,14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711" calcext:value-type="float">
            <text:p>6,711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7" calcext:value-type="float">
            <text:p>607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76" calcext:value-type="float">
            <text:p>4,276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250" calcext:value-type="float">
            <text:p>6,250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0" calcext:value-type="float">
            <text:p>-</text:p>
          </table:table-cell>
          <table:table-cell table:number-columns-repeated="2" table:style-name="ce26" office:value-type="float" office:value="544" calcext:value-type="float">
            <text:p>544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76" calcext:value-type="float">
            <text:p>4,27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461" calcext:value-type="float">
            <text:p>46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53" calcext:value-type="float">
            <text:p>3,153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07" calcext:value-type="float">
            <text:p>2,00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27" calcext:value-type="float">
            <text:p>2,927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07" calcext:value-type="float">
            <text:p>2,00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226" calcext:value-type="float">
            <text:p>22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235" calcext:value-type="float">
            <text:p>23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172" calcext:value-type="float">
            <text:p>10,172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93" calcext:value-type="float">
            <text:p>1,293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69" calcext:value-type="float">
            <text:p>6,769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837" calcext:value-type="float">
            <text:p>9,837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607" calcext:value-type="float">
            <text:p>60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69" calcext:value-type="float">
            <text:p>6,769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45" office:value-type="float" office:value="335" calcext:value-type="float">
            <text:p>335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86" calcext:value-type="float">
            <text:p>4,686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72" calcext:value-type="float">
            <text:p>572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41" calcext:value-type="float">
            <text:p>3,141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79" calcext:value-type="float">
            <text:p>4,579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6" calcext:value-type="float">
            <text:p>556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41" calcext:value-type="float">
            <text:p>3,1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07" calcext:value-type="float">
            <text:p>10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486" calcext:value-type="float">
            <text:p>5,486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258" calcext:value-type="float">
            <text:p>5,258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28" calcext:value-type="float">
            <text:p>22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312" calcext:value-type="float">
            <text:p><text:s text:c="3"/>21,312</text:p>
          </table:table-cell>
          <table:table-cell table:style-name="ce29" office:value-type="float" office:value="596" calcext:value-type="float">
            <text:p><text:s text:c="3"/>596</text:p>
          </table:table-cell>
          <table:table-cell table:style-name="ce29" office:value-type="float" office:value="1869" calcext:value-type="float">
            <text:p><text:s text:c="3"/>1,869</text:p>
          </table:table-cell>
          <table:table-cell table:style-name="ce29" office:value-type="float" office:value="1080" calcext:value-type="float">
            <text:p><text:s text:c="3"/>1,080</text:p>
          </table:table-cell>
          <table:table-cell table:style-name="ce29" office:value-type="float" office:value="1025" calcext:value-type="float">
            <text:p><text:s text:c="3"/>1,025</text:p>
          </table:table-cell>
          <table:table-cell table:style-name="ce29" office:value-type="float" office:value="1636" calcext:value-type="float">
            <text:p><text:s text:c="3"/>1,636</text:p>
          </table:table-cell>
          <table:table-cell table:style-name="ce29" office:value-type="float" office:value="544" calcext:value-type="float">
            <text:p><text:s text:c="3"/>544</text:p>
          </table:table-cell>
          <table:table-cell table:style-name="ce29" office:value-type="float" office:value="1112" calcext:value-type="float">
            <text:p><text:s text:c="3"/>1,11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2" calcext:value-type="float">
            <text:p><text:s text:c="3"/>9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52" calcext:value-type="float">
            <text:p><text:s text:c="3"/>3,752</text:p>
          </table:table-cell>
          <table:table-cell table:style-name="ce29" office:value-type="float" office:value="9268" calcext:value-type="float">
            <text:p><text:s text:c="3"/>9,268</text:p>
          </table:table-cell>
          <table:table-cell table:style-name="ce29" office:value-type="float" office:value="333" calcext:value-type="float">
            <text:p><text:s text:c="3"/>333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9" office:value-type="float" office:value="22059" calcext:value-type="float">
            <text:p><text:s text:c="3"/>22,059</text:p>
          </table:table-cell>
          <table:table-cell table:style-name="ce29" office:value-type="float" office:value="525" calcext:value-type="float">
            <text:p><text:s text:c="3"/>525</text:p>
          </table:table-cell>
          <table:table-cell table:style-name="ce29" office:value-type="float" office:value="1528" calcext:value-type="float">
            <text:p><text:s text:c="3"/>1,528</text:p>
          </table:table-cell>
          <table:table-cell table:style-name="ce29" office:value-type="float" office:value="793" calcext:value-type="float">
            <text:p><text:s text:c="3"/>793</text:p>
          </table:table-cell>
          <table:table-cell table:style-name="ce29" office:value-type="float" office:value="1302" calcext:value-type="float">
            <text:p><text:s text:c="3"/>1,302</text:p>
          </table:table-cell>
          <table:table-cell table:style-name="ce29" office:value-type="float" office:value="2748" calcext:value-type="float">
            <text:p><text:s text:c="3"/>2,748</text:p>
          </table:table-cell>
          <table:table-cell table:style-name="ce29" office:value-type="float" office:value="726" calcext:value-type="float">
            <text:p><text:s text:c="3"/>726</text:p>
          </table:table-cell>
          <table:table-cell table:style-name="ce29" office:value-type="float" office:value="1293" calcext:value-type="float">
            <text:p><text:s text:c="3"/>1,29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4" calcext:value-type="float">
            <text:p><text:s text:c="3"/>11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52" calcext:value-type="float">
            <text:p><text:s text:c="3"/>3,752</text:p>
          </table:table-cell>
          <table:table-cell table:style-name="ce29" office:value-type="float" office:value="9268" calcext:value-type="float">
            <text:p><text:s text:c="3"/>9,268</text:p>
          </table:table-cell>
          <table:table-cell table:style-name="ce29" office:value-type="float" office:value="6" calcext:value-type="float">
            <text:p><text:s text:c="3"/>6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747" calcext:value-type="float">
            <text:p><text:s/>－747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073" calcext:value-type="float">
            <text:p><text:s text:c="3"/>10,073</text:p>
          </table:table-cell>
          <table:table-cell table:style-name="ce30" office:value-type="float" office:value="290" calcext:value-type="float">
            <text:p><text:s text:c="3"/>290</text:p>
          </table:table-cell>
          <table:table-cell table:style-name="ce30" office:value-type="float" office:value="946" calcext:value-type="float">
            <text:p><text:s text:c="3"/>946</text:p>
          </table:table-cell>
          <table:table-cell table:style-name="ce30" office:value-type="float" office:value="565" calcext:value-type="float">
            <text:p><text:s text:c="3"/>565</text:p>
          </table:table-cell>
          <table:table-cell table:style-name="ce30" office:value-type="float" office:value="497" calcext:value-type="float">
            <text:p><text:s text:c="3"/>497</text:p>
          </table:table-cell>
          <table:table-cell table:style-name="ce30" office:value-type="float" office:value="789" calcext:value-type="float">
            <text:p><text:s text:c="3"/>789</text:p>
          </table:table-cell>
          <table:table-cell table:style-name="ce30" office:value-type="float" office:value="264" calcext:value-type="float">
            <text:p><text:s text:c="3"/>264</text:p>
          </table:table-cell>
          <table:table-cell table:style-name="ce30" office:value-type="float" office:value="556" calcext:value-type="float">
            <text:p><text:s text:c="3"/>55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7" calcext:value-type="float">
            <text:p><text:s text:c="3"/>4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65" calcext:value-type="float">
            <text:p><text:s text:c="3"/>1,765</text:p>
          </table:table-cell>
          <table:table-cell table:style-name="ce30" office:value-type="float" office:value="4244" calcext:value-type="float">
            <text:p><text:s text:c="3"/>4,244</text:p>
          </table:table-cell>
          <table:table-cell table:style-name="ce30" office:value-type="float" office:value="108" calcext:value-type="float">
            <text:p><text:s text:c="3"/>108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10166" calcext:value-type="float">
            <text:p><text:s text:c="3"/>10,166</text:p>
          </table:table-cell>
          <table:table-cell table:style-name="ce30" office:value-type="float" office:value="223" calcext:value-type="float">
            <text:p><text:s text:c="3"/>223</text:p>
          </table:table-cell>
          <table:table-cell table:style-name="ce30" office:value-type="float" office:value="720" calcext:value-type="float">
            <text:p><text:s text:c="3"/>720</text:p>
          </table:table-cell>
          <table:table-cell table:style-name="ce30" office:value-type="float" office:value="354" calcext:value-type="float">
            <text:p><text:s text:c="3"/>354</text:p>
          </table:table-cell>
          <table:table-cell table:style-name="ce30" office:value-type="float" office:value="641" calcext:value-type="float">
            <text:p><text:s text:c="3"/>641</text:p>
          </table:table-cell>
          <table:table-cell table:style-name="ce30" office:value-type="float" office:value="1226" calcext:value-type="float">
            <text:p><text:s text:c="3"/>1,226</text:p>
          </table:table-cell>
          <table:table-cell table:style-name="ce30" office:value-type="float" office:value="344" calcext:value-type="float">
            <text:p><text:s text:c="3"/>344</text:p>
          </table:table-cell>
          <table:table-cell table:style-name="ce30" office:value-type="float" office:value="572" calcext:value-type="float">
            <text:p><text:s text:c="3"/>57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1" calcext:value-type="float">
            <text:p><text:s text:c="3"/>7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65" calcext:value-type="float">
            <text:p><text:s text:c="3"/>1,765</text:p>
          </table:table-cell>
          <table:table-cell table:style-name="ce30" office:value-type="float" office:value="4244" calcext:value-type="float">
            <text:p><text:s text:c="3"/>4,244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93" calcext:value-type="float">
            <text:p><text:s/>－9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239" calcext:value-type="float">
            <text:p><text:s text:c="3"/>11,239</text:p>
          </table:table-cell>
          <table:table-cell table:style-name="ce31" office:value-type="float" office:value="306" calcext:value-type="float">
            <text:p><text:s text:c="3"/>306</text:p>
          </table:table-cell>
          <table:table-cell table:style-name="ce31" office:value-type="float" office:value="923" calcext:value-type="float">
            <text:p><text:s text:c="3"/>923</text:p>
          </table:table-cell>
          <table:table-cell table:style-name="ce31" office:value-type="float" office:value="515" calcext:value-type="float">
            <text:p><text:s text:c="3"/>515</text:p>
          </table:table-cell>
          <table:table-cell table:style-name="ce31" office:value-type="float" office:value="528" calcext:value-type="float">
            <text:p><text:s text:c="3"/>528</text:p>
          </table:table-cell>
          <table:table-cell table:style-name="ce31" office:value-type="float" office:value="847" calcext:value-type="float">
            <text:p><text:s text:c="3"/>847</text:p>
          </table:table-cell>
          <table:table-cell table:style-name="ce31" office:value-type="float" office:value="280" calcext:value-type="float">
            <text:p><text:s text:c="3"/>280</text:p>
          </table:table-cell>
          <table:table-cell table:style-name="ce31" office:value-type="float" office:value="556" calcext:value-type="float">
            <text:p><text:s text:c="3"/>55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5" calcext:value-type="float">
            <text:p><text:s text:c="3"/>4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87" calcext:value-type="float">
            <text:p><text:s text:c="3"/>1,987</text:p>
          </table:table-cell>
          <table:table-cell table:style-name="ce31" office:value-type="float" office:value="5024" calcext:value-type="float">
            <text:p><text:s text:c="3"/>5,024</text:p>
          </table:table-cell>
          <table:table-cell table:style-name="ce31" office:value-type="float" office:value="225" calcext:value-type="float">
            <text:p><text:s text:c="3"/>225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1893" calcext:value-type="float">
            <text:p><text:s text:c="3"/>11,893</text:p>
          </table:table-cell>
          <table:table-cell table:style-name="ce31" office:value-type="float" office:value="302" calcext:value-type="float">
            <text:p><text:s text:c="3"/>302</text:p>
          </table:table-cell>
          <table:table-cell table:style-name="ce31" office:value-type="float" office:value="808" calcext:value-type="float">
            <text:p><text:s text:c="3"/>808</text:p>
          </table:table-cell>
          <table:table-cell table:style-name="ce31" office:value-type="float" office:value="439" calcext:value-type="float">
            <text:p><text:s text:c="3"/>439</text:p>
          </table:table-cell>
          <table:table-cell table:style-name="ce31" office:value-type="float" office:value="661" calcext:value-type="float">
            <text:p><text:s text:c="3"/>661</text:p>
          </table:table-cell>
          <table:table-cell table:style-name="ce31" office:value-type="float" office:value="1522" calcext:value-type="float">
            <text:p><text:s text:c="3"/>1,522</text:p>
          </table:table-cell>
          <table:table-cell table:style-name="ce31" office:value-type="float" office:value="382" calcext:value-type="float">
            <text:p><text:s text:c="3"/>382</text:p>
          </table:table-cell>
          <table:table-cell table:style-name="ce31" office:value-type="float" office:value="721" calcext:value-type="float">
            <text:p><text:s text:c="3"/>72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87" calcext:value-type="float">
            <text:p><text:s text:c="3"/>1,987</text:p>
          </table:table-cell>
          <table:table-cell table:style-name="ce31" office:value-type="float" office:value="5024" calcext:value-type="float">
            <text:p><text:s text:c="3"/>5,024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654" calcext:value-type="float">
            <text:p><text:s/>－65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17" calcext:value-type="float">
            <text:p>1,81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93" calcext:value-type="float">
            <text:p>99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12" calcext:value-type="float">
            <text:p>11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1" calcext:value-type="float">
            <text:p>111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8" calcext:value-type="float">
            <text:p>3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74" calcext:value-type="float">
            <text:p>7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00" calcext:value-type="float">
            <text:p>2,30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16" calcext:value-type="float">
            <text:p>116</text:p>
          </table:table-cell>
          <table:table-cell table:number-columns-repeated="2"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04" calcext:value-type="float">
            <text:p>1,80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496" calcext:value-type="float">
            <text:p>49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354" calcext:value-type="float">
            <text:p>3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86" calcext:value-type="float">
            <text:p>28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52" calcext:value-type="float">
            <text:p>1,15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10" calcext:value-type="float">
            <text:p>21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14" calcext:value-type="float">
            <text:p>1,51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556" calcext:value-type="float">
            <text:p>5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247" calcext:value-type="float">
            <text:p>24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309" calcext:value-type="float">
            <text:p>3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098" calcext:value-type="float">
            <text:p>3,09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829" calcext:value-type="float">
            <text:p>1,82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46" calcext:value-type="float">
            <text:p>3,8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1829" calcext:value-type="float">
            <text:p>1,8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748" calcext:value-type="float">
            <text:p><text:s/>－74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291" calcext:value-type="float">
            <text:p><text:s/>－29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15" calcext:value-type="float">
            <text:p>2,11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57" calcext:value-type="float">
            <text:p><text:s/>－45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62" calcext:value-type="float">
            <text:p>1,36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67" calcext:value-type="float">
            <text:p><text:s/>－16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65" calcext:value-type="float">
            <text:p><text:s/>－6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206" calcext:value-type="float">
            <text:p>20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2" calcext:value-type="float">
            <text:p><text:s/>－10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44" calcext:value-type="float">
            <text:p>2,14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808" calcext:value-type="float">
            <text:p>80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23" calcext:value-type="float">
            <text:p><text:s/>－32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384" calcext:value-type="float">
            <text:p>3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3" calcext:value-type="float">
            <text:p><text:s/>－14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2" calcext:value-type="float">
            <text:p>1,14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424" calcext:value-type="float">
            <text:p>42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80" calcext:value-type="float">
            <text:p><text:s/>－180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33" calcext:value-type="float">
            <text:p>3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08" calcext:value-type="float">
            <text:p>20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99" calcext:value-type="float">
            <text:p>2,19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64" calcext:value-type="float">
            <text:p>2,26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033" calcext:value-type="float">
            <text:p>1,03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5" calcext:value-type="float">
            <text:p><text:s/>－6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73" calcext:value-type="float">
            <text:p>47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56" calcext:value-type="float">
            <text:p>1,15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27" calcext:value-type="float">
            <text:p>1,2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6" calcext:value-type="float">
            <text:p>20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91" calcext:value-type="float">
            <text:p>9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15" calcext:value-type="float">
            <text:p>11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1" calcext:value-type="float">
            <text:p>1,25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724" calcext:value-type="float">
            <text:p>7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1" calcext:value-type="float">
            <text:p><text:s/>－3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36" calcext:value-type="float">
            <text:p>33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" calcext:value-type="float">
            <text:p>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88" calcext:value-type="float">
            <text:p>3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2" table:style-name="ce32" office:value-type="float" office:value="17" calcext:value-type="float">
            <text:p>1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01" calcext:value-type="float">
            <text:p>10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7" calcext:value-type="float">
            <text:p>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55" calcext:value-type="float">
            <text:p>65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10" calcext:value-type="float">
            <text:p>11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48" calcext:value-type="float">
            <text:p><text:s/>－4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 table:style-name="ce34" office:value-type="float" office:value="44" calcext:value-type="float">
            <text:p>4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331" calcext:value-type="float">
            <text:p>33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2" calcext:value-type="float">
            <text:p><text:s/>－3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2" table:style-name="ce32" office:value-type="float" office:value="39" calcext:value-type="float">
            <text:p>3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250" calcext:value-type="float">
            <text:p>25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7" calcext:value-type="float">
            <text:p><text:s/>－8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50" calcext:value-type="float">
            <text:p>15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5" calcext:value-type="float">
            <text:p><text:s/>－4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42" calcext:value-type="float">
            <text:p>64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114" calcext:value-type="float">
            <text:p>11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92" calcext:value-type="float">
            <text:p>9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13" calcext:value-type="float">
            <text:p>21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27" calcext:value-type="float">
            <text:p><text:s/>－27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12" calcext:value-type="float">
            <text:p>1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38" calcext:value-type="float">
            <text:p>3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65" calcext:value-type="float">
            <text:p><text:s/>－6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0" calcext:value-type="float">
            <text:p>20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3" calcext:value-type="float">
            <text:p>1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7" calcext:value-type="float">
            <text:p>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9" calcext:value-type="float">
            <text:p><text:s/>－4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